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297cm"/>
    </style:style>
    <style:style style:name="co2" style:family="table-column">
      <style:table-column-properties fo:break-before="auto" style:column-width="2.475cm"/>
    </style:style>
    <style:style style:name="co3" style:family="table-column">
      <style:table-column-properties fo:break-before="auto" style:column-width="3.577cm"/>
    </style:style>
    <style:style style:name="co4" style:family="table-column">
      <style:table-column-properties fo:break-before="auto" style:column-width="20.207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1.947cm" fo:break-before="auto" style:use-optimal-row-height="tru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ext-properties style:font-name="Calibri" fo:font-size="11pt" fo:language="es" fo:country="CO" style:font-name-asian="Noto Sans CJK SC" style:font-size-asian="11pt" style:font-name-complex="Calibri" style:font-size-complex="11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015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Nombre emisora</text:p>
          </table:table-cell>
          <table:table-cell table:style-name="ce1" office:value-type="string" calcext:value-type="string">
            <text:p>Frecuencia operación</text:p>
          </table:table-cell>
          <table:table-cell table:style-name="ce1" office:value-type="string" calcext:value-type="string">
            <text:p>Ancho de banda señal recibida</text:p>
          </table:table-cell>
          <table:table-cell table:style-name="ce1" office:value-type="string" calcext:value-type="string">
            <text:p>señal L+R</text:p>
            <text:p>(SI/NO)</text:p>
          </table:table-cell>
          <table:table-cell table:style-name="ce1" office:value-type="string" calcext:value-type="string">
            <text:p>Pilot </text:p>
            <text:p>(SI/NO)</text:p>
          </table:table-cell>
          <table:table-cell table:style-name="ce1" office:value-type="string" calcext:value-type="string">
            <text:p>Señal L-R</text:p>
            <text:p>(SI/NO)</text:p>
          </table:table-cell>
          <table:table-cell table:style-name="ce1" office:value-type="string" calcext:value-type="string">
            <text:p>señal RBDS</text:p>
            <text:p>(SI/NO)</text:p>
          </table:table-cell>
          <table:table-cell table:style-name="ce1" office:value-type="string" calcext:value-type="string">
            <text:p>Emisora registrada </text:p>
          </table:table-cell>
          <table:table-cell table:style-name="ce1" office:value-type="string" calcext:value-type="string">
            <text:p>Imagen de evidenci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 Radio</text:p>
          </table:table-cell>
          <table:table-cell office:value-type="string" calcext:value-type="string">
            <text:p>90.7MHz</text:p>
          </table:table-cell>
          <table:table-cell office:value-type="string" calcext:value-type="string">
            <text:p>150KHz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COMERCIAL</text:p>
          </table:table-cell>
          <table:table-cell office:value-type="string" calcext:value-type="string">
            <text:p><text:a xlink:href="https://github.com/JhonatanValest/GNURADIO_LABCOMUIS_L1A_G1/blob/main/LABORATORIO%204/PARTE2/WRadio.png" xlink:type="simple">https://github.com/JhonatanValest/GNURADIO_LABCOMUIS_L1A_G1/blob/main/LABORATORIO%204/PARTE2/WRadio.png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isora de Interes publico en Bucaramanga</text:p>
          </table:table-cell>
          <table:table-cell office:value-type="string" calcext:value-type="string">
            <text:p>90.1MHz</text:p>
          </table:table-cell>
          <table:table-cell office:value-type="string" calcext:value-type="string">
            <text:p>156KHz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ES PUBLICO</text:p>
          </table:table-cell>
          <table:table-cell office:value-type="string" calcext:value-type="string">
            <text:p><text:a xlink:href="https://github.com/JhonatanValest/GNURADIO_LABCOMUIS_L1A_G1/blob/main/LABORATORIO%204/PARTE2/interesPublico.png" xlink:type="simple">https://github.com/JhonatanValest/GNURADIO_LABCOMUIS_L1A_G1/blob/main/LABORATORIO%204/PARTE2/interesPublico.png</text:a>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lombia estereo</text:p>
          </table:table-cell>
          <table:table-cell office:value-type="string" calcext:value-type="string">
            <text:p>92.9MHz</text:p>
          </table:table-cell>
          <table:table-cell office:value-type="string" calcext:value-type="string">
            <text:p>136KHz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INTRES PUBLICO</text:p>
          </table:table-cell>
          <table:table-cell office:value-type="string" calcext:value-type="string">
            <text:p><text:a xlink:href="https://github.com/JhonatanValest/GNURADIO_LABCOMUIS_L1A_G1/blob/main/LABORATORIO%204/PARTE2/ColombiaEstereo.png" xlink:type="simple">https://github.com/JhonatanValest/GNURADIO_LABCOMUIS_L1A_G1/blob/main/LABORATORIO%204/PARTE2/ColombiaEstereo.png</text:a></text:p>
          </table:table-cell>
          <table:table-cell table:number-columns-repeated="1015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1">00/00/0000</text:date>, <text:time style:data-style-name="N2" text:time-value="16:59:41.2615461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01-11T17:57:55.054514852</dc:date>
    <meta:editing-duration>PT3M36S</meta:editing-duration>
    <meta:editing-cycles>1</meta:editing-cycles>
    <meta:document-statistic meta:table-count="1" meta:cell-count="36" meta:object-count="0"/>
  </office:meta>
</office:document-meta>
</file>